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34dde" officeooo:paragraph-rsid="00034dde"/>
    </style:style>
    <style:style style:name="P2" style:family="paragraph" style:parent-style-name="Standard">
      <style:text-properties officeooo:rsid="00049c7b" officeooo:paragraph-rsid="00049c7b"/>
    </style:style>
    <style:style style:name="P3" style:family="paragraph" style:parent-style-name="Standard">
      <style:text-properties officeooo:rsid="00034dde" officeooo:paragraph-rsid="00034dde"/>
    </style:style>
    <style:style style:name="P4" style:family="paragraph" style:parent-style-name="Standard">
      <style:text-properties officeooo:rsid="00065dc5" officeooo:paragraph-rsid="00065dc5"/>
    </style:style>
    <style:style style:name="P5" style:family="paragraph" style:parent-style-name="Standard">
      <style:text-properties fo:font-weight="bold" officeooo:rsid="00065dc5" officeooo:paragraph-rsid="00065dc5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7b55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ita Mulcahy - PMP Exam Prep, 8th Edition 2013</text:p>
      <text:p text:style-name="P1"/>
      <text:p text:style-name="P2"><text:span text:style-name="T1">Глава 1. </text:span>Трюки для подготовки к этому экзамену. </text:p>
      <text:p text:style-name="P1"/>
      <text:p text:style-name="P5">Зачем сдавать экзамен на PMP?</text:p>
      <text:p text:style-name="P4"><text:tab/>Подготовка к сдаче экзамена – это путь. Если ты пройдешь по нему, <text:s/>он поможет тебе стать лучше и улучшит твои навыки. Готовясь к экзамену, <text:s/>ты получаешь не только возможность сдать экзамен, <text:s/>но улучшаешь <text:s/>твои навыки как менеджера проектов. <text:span text:style-name="T2">Эта возможность обучения – одна из главных причин для того чтобы пройти сертификацию на PMP.</text:span></text:p>
      <text:p text:style-name="P4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6T18:27:47.601197783</meta:creation-date>
    <dc:date>2019-05-07T17:09:27.853959885</dc:date>
    <meta:editing-duration>PT15M52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1" meta:paragraph-count="5" meta:word-count="73" meta:character-count="458" meta:non-whitespace-character-count="380"/>
  </office:meta>
</office:document-meta>
</file>